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5" style:family="table-cell" style:parent-style-name="transparent_5f_crypto">
      <style:table-cell-properties fo:background-color="transparent"/>
    </style:style>
    <style:style style:name="ce108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09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transparent_5f_crypto">
      <style:table-cell-properties fo:background-color="#ffffff"/>
      <style:text-properties style:font-name="Liberation Sans"/>
    </style:style>
    <style:style style:name="ce11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transparent_5f_crypto">
      <style:table-cell-properties fo:background-color="transparent"/>
      <style:text-properties style:font-name="Liberation Sans"/>
    </style:style>
    <style:style style:name="ce12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4" style:family="table-cell" style:parent-style-name="Default">
      <style:table-cell-properties fo:background-color="transparent"/>
      <style:text-properties style:font-name="Liberation Sans"/>
    </style:style>
    <style:style style:name="ce125" style:family="table-cell" style:parent-style-name="Default">
      <style:text-properties style:font-name="Liberation Sans"/>
    </style:style>
    <style:style style:name="ce126" style:family="table-cell" style:parent-style-name="transparent_5f_default">
      <style:table-cell-properties fo:background-color="#ffffff"/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from_5f_lot_5f_alt_5f_default">
      <style:table-cell-properties fo:background-color="#ffffff"/>
      <style:text-properties style:font-name="Liberation Sans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8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9" style:family="table-cell" style:parent-style-name="from_5f_lot_5f_default">
      <style:table-cell-properties fo:background-color="transparent"/>
      <style:text-properties style:font-name="Liberation Sans"/>
    </style:style>
    <style:style style:name="ce140" style:family="table-cell" style:parent-style-name="from_5f_lot_5f_alt_5f_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2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3" style:family="table-cell" style:parent-style-name="taxable_5f_event_5f_default">
      <style:table-cell-properties fo:background-color="transparent"/>
      <style:text-properties style:font-name="Liberation Sans"/>
    </style:style>
    <style:style style:name="ce144" style:family="table-cell" style:parent-style-name="taxable_5f_event_5f_alt_5f_default">
      <style:table-cell-properties fo:background-color="transparent"/>
      <style:text-properties style:font-name="Liberation Sans"/>
    </style:style>
    <style:style style:name="ce14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2" style:family="table-cell" style:parent-style-name="highlighted_5f_usd">
      <style:table-cell-properties fo:background-color="transparent"/>
      <style:text-properties style:font-name="Liberation Sans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5" style:family="table-cell" style:parent-style-name="highlighted_5f_usd">
      <style:table-cell-properties fo:background-color="transparent" fo:border="none"/>
      <style:text-properties style:font-name="Liberation Sans"/>
    </style:style>
    <style:style style:name="ce156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8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transparent" fo:border="none"/>
      <style:text-properties style:font-name="Liberation Sans"/>
    </style:style>
    <style:style style:name="ce164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2" style:family="table-cell" style:parent-style-name="transparent_5f_usd">
      <style:table-cell-properties fo:background-color="transparent"/>
      <style:text-properties style:font-name="Liberation Sans"/>
    </style:style>
    <style:style style:name="ce173" style:family="table-cell" style:parent-style-name="transparent_5f_usd">
      <style:table-cell-properties fo:background-color="transparent" fo:border="none"/>
      <style:text-properties style:font-name="Liberation Sans"/>
    </style:style>
    <style:style style:name="ce174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5" style:family="table-cell" style:parent-style-name="Default">
      <style:table-cell-properties fo:background-color="#ffffff" fo:border="none"/>
      <style:text-properties style:font-name="Liberation Sans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4" style:family="table-cell" style:parent-style-name="Default">
      <style:table-cell-properties fo:background-color="#ffffff"/>
      <style:text-properties style:font-name="Liberation Sans"/>
    </style:style>
    <style:style style:name="ce185" style:family="table-cell" style:parent-style-name="Default">
      <style:table-cell-properties fo:background-color="#b2b2b2" fo:border="none"/>
      <style:text-properties style:font-name="Liberation Sans"/>
    </style:style>
    <style:style style:name="ce18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90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2" style:family="table-cell" style:parent-style-name="from_5f_lot_5f_note_5f_default">
      <style:table-cell-properties fo:background-color="transparent"/>
      <style:text-properties style:font-name="Liberation Sans"/>
    </style:style>
    <style:style style:name="ce85" style:family="table-cell" style:parent-style-name="Default">
      <style:table-cell-properties fo:background-color="#b2b2b2"/>
      <style:text-properties style:font-name="Liberation Sans"/>
    </style:style>
    <style:style style:name="ce19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7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8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2" style:family="table-cell" style:parent-style-name="taxable_5f_event_5f_usd">
      <style:table-cell-properties fo:background-color="transparent"/>
      <style:text-properties style:font-name="Liberation Sans"/>
    </style:style>
    <style:style style:name="ce203" style:family="table-cell" style:parent-style-name="taxable_5f_event_5f_alt_5f_usd">
      <style:table-cell-properties fo:background-color="transparent"/>
      <style:text-properties style:font-name="Liberation Sans"/>
    </style:style>
    <style:style style:name="ce204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5" style:family="table-cell" style:parent-style-name="Default">
      <style:text-properties style:font-name="Liberation Sans" fo:font-weight="normal" style:font-weight-asian="normal" style:font-weight-complex="normal"/>
    </style:style>
    <style:style style:name="ce208" style:family="table-cell" style:parent-style-name="taxable_5f_event_5f_note_5f_default">
      <style:table-cell-properties fo:background-color="transparent"/>
      <style:text-properties style:font-name="Liberation Sans"/>
    </style:style>
    <style:style style:name="ce211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12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13" style:family="table-cell" style:parent-style-name="from_5f_lot_5f_percent">
      <style:table-cell-properties fo:background-color="transparent"/>
      <style:text-properties style:font-name="Liberation Sans"/>
    </style:style>
    <style:style style:name="ce289" style:family="table-cell" style:parent-style-name="from_5f_lot_5f_alt_5f_percent">
      <style:table-cell-properties fo:background-color="transparent"/>
      <style:text-properties style:font-name="Liberation Sans"/>
    </style:style>
    <style:style style:name="ce310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313" style:family="table-cell" style:parent-style-name="from_5f_lot_5f_usd">
      <style:table-cell-properties fo:background-color="transparent"/>
      <style:text-properties style:font-name="Liberation Sans"/>
    </style:style>
    <style:style style:name="ce314" style:family="table-cell" style:parent-style-name="from_5f_lot_5f_alt_5f_usd">
      <style:table-cell-properties fo:background-color="transparent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8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07" office:value-type="string" calcext:value-type="string">
            <text:p>Yearly Gain / Loss Summary</text:p>
          </table:table-cell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 table:style-name="ce109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9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2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44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33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ransparent_usd"/>
          <table:table-cell office:value="30351.0" office:value-type="float" table:style-name="transparent_usd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usd"/>
          <table:table-cell office:value="604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3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2" office:value-type="float" table:style-name="transparent_crypto"/>
          <table:table-cell office:value="14440.0" office:value-type="float" table:style-name="transparent_usd"/>
          <table:table-cell office:value="13509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ransparent_usd"/>
          <table:table-cell office:value="413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ransparent_usd"/>
          <table:table-cell office:value="63441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ransparent_usd"/>
          <table:table-cell office:value="0.0" office:value-type="float" table:style-name="transparent_usd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ransparent_usd"/>
          <table:table-cell office:value="53439.0" office:value-type="float" table:style-name="transparent_usd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3-01 09:45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39000.0" office:value-type="float" table:style-name="highlighted_usd"/>
          <table:table-cell office:value="13000.0" office:value-type="float" table:style-name="taxable_event_alt_usd"/>
          <table:table-cell office:value-type="string" table:style-name="taxable_event_note_default">
            <text:p>1/1: 3.00000000 of 3.00000000 B1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26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0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2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2: 0.2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01 11:18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24000.0" office:value-type="float" table:style-name="highlighted_usd"/>
          <table:table-cell office:value="12000.0" office:value-type="float" table:style-name="taxable_event_alt_usd"/>
          <table:table-cell office:value-type="string" table:style-name="taxable_event_note_default">
            <text:p>1/1: 2.00000000 of 2.00000000 B2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0.8" office:value-type="float" table:style-name="taxable_event_percent"/>
          <table:table-cell office:value="976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1/2: 0.80000000 of 1.00000000 B2</text:p>
          </table:table-cell>
          <table:table-cell office:value-type="string" table:style-name="from_lot_default">
            <text:p>2020-01-01 08:41:00+00:00</text:p>
          </table:table-cell>
          <table:table-cell office:value="0.8" office:value-type="float" table:style-name="from_lot_percent"/>
          <table:table-cell office:value="8880.0" office:value-type="float" table:style-name="from_lot_usd"/>
          <table:table-cell office:value="80.0" office:value-type="float" table:style-name="from_lot_usd"/>
          <table:table-cell office:value="888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2: 0.8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2440.0" office:value-type="float" table:style-name="highlighted_usd"/>
          <table:table-cell office:value="12200.0" office:value-type="float" table:style-name="taxable_event_usd"/>
          <table:table-cell office:value-type="string" table:style-name="taxable_event_note_default">
            <text:p>2/2: 0.20000000 of 1.00000000 B2</text:p>
          </table:table-cell>
          <table:table-cell office:value-type="string" table:style-name="from_lot_alt_default">
            <text:p>2020-02-01 11:18:00+00:00</text:p>
          </table:table-cell>
          <table:table-cell office:value="0.1" office:value-type="float" table:style-name="from_lot_alt_percent"/>
          <table:table-cell office:value="2400.0" office:value-type="float" table:style-name="from_lot_alt_usd"/>
          <table:table-cell office:value="0.0" office:value-type="float" table:style-name="from_lot_alt_usd"/>
          <table:table-cell office:value="24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3-01 09:45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39000.0" office:value-type="float" table:style-name="highlighted_usd"/>
          <table:table-cell office:value="13000.0" office:value-type="float" table:style-name="taxable_event_alt_usd"/>
          <table:table-cell office:value-type="string" table:style-name="taxable_event_note_default">
            <text:p>1/1: 3.00000000 of 3.00000000 B2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36" office:value-type="float" table:style-name="taxable_event_percent"/>
          <table:table-cell office:value="2556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1/3: 1.80000000 of 5.00000000 B2</text:p>
          </table:table-cell>
          <table:table-cell office:value-type="string" table:style-name="from_lot_alt_default">
            <text:p>2020-02-01 11:18:00+00:00</text:p>
          </table:table-cell>
          <table:table-cell office:value="0.9" office:value-type="float" table:style-name="from_lot_alt_percent"/>
          <table:table-cell office:value="21600.0" office:value-type="float" table:style-name="from_lot_alt_usd"/>
          <table:table-cell office:value="0.0" office:value-type="float" table:style-name="from_lot_alt_usd"/>
          <table:table-cell office:value="2160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8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6" office:value-type="float" table:style-name="taxable_event_percent"/>
          <table:table-cell office:value="4260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2/3: 3.00000000 of 5.00000000 B2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04" office:value-type="float" table:style-name="taxable_event_percent"/>
          <table:table-cell office:value="2840.0" office:value-type="float" table:style-name="highlighted_usd"/>
          <table:table-cell office:value="14200.0" office:value-type="float" table:style-name="taxable_event_usd"/>
          <table:table-cell office:value-type="string" table:style-name="taxable_event_note_default">
            <text:p>3/3: 0.20000000 of 5.00000000 B2</text:p>
          </table:table-cell>
          <table:table-cell office:value-type="string" table:style-name="from_lot_alt_default">
            <text:p>2020-04-01 09:45:00+00:00</text:p>
          </table:table-cell>
          <table:table-cell office:value="0.05" office:value-type="float" table:style-name="from_lot_alt_percent"/>
          <table:table-cell office:value="2820.0" office:value-type="float" table:style-name="from_lot_alt_usd"/>
          <table:table-cell office:value="20.0" office:value-type="float" table:style-name="from_lot_alt_usd"/>
          <table:table-cell office:value="2820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3: 0.20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54197.0" office:value-type="float" table:style-name="highlighted_usd"/>
          <table:table-cell office:value="14300.0" office:value-type="float" table:style-name="taxable_event_alt_usd"/>
          <table:table-cell office:value-type="string" table:style-name="taxable_event_note_default">
            <text:p>1/1: 3.79000000 of 3.79000000 B2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3: 3.79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6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004975124378109453" office:value-type="float" table:style-name="taxable_event_border_percent"/>
          <table:table-cell office:value="2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2: 0.01000000 of 2.01000000 B2</text:p>
          </table:table-cell>
          <table:table-cell office:value-type="string" table:style-name="from_lot_alt_border_default">
            <text:p>2020-04-01 09:45:00+00:00</text:p>
          </table:table-cell>
          <table:table-cell office:value="0.0025" office:value-type="float" table:style-name="from_lot_alt_border_percent"/>
          <table:table-cell office:value="141.0" office:value-type="float" table:style-name="from_lot_alt_border_usd"/>
          <table:table-cell office:value="1.0" office:value-type="float" table:style-name="from_lot_alt_border_usd"/>
          <table:table-cell office:value="141.0" office:value-type="float" table:style-name="highlighted_border_usd"/>
          <table:table-cell office:value="14000.0" office:value-type="float" table:style-name="from_lot_alt_border_usd"/>
          <table:table-cell office:value-type="string" table:style-name="from_lot_note_border_default">
            <text:p>3/3: 0.01000000 of 4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10200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9950248756218906" office:value-type="float" table:style-name="taxable_event_percent"/>
          <table:table-cell office:value="40400.0" office:value-type="float" table:style-name="highlighted_usd"/>
          <table:table-cell office:value="20200.0" office:value-type="float" table:style-name="taxable_event_usd"/>
          <table:table-cell office:value-type="string" table:style-name="taxable_event_note_default">
            <text:p>2/2: 2.00000000 of 2.01000000 B2</text:p>
          </table:table-cell>
          <table:table-cell office:value-type="string" table:style-name="from_lot_default">
            <text:p>2020-05-01 14:03:00+00:00</text:p>
          </table:table-cell>
          <table:table-cell office:value="0.4" office:value-type="float" table:style-name="from_lot_percent"/>
          <table:table-cell office:value="30200.0" office:value-type="float" table:style-name="from_lot_usd"/>
          <table:table-cell office:value="200.0" office:value-type="float" table:style-name="from_lot_usd"/>
          <table:table-cell office:value="30200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1: 2.00000000 of 5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07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41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44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69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usd"/>
          <table:table-cell office:value="333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usd"/>
          <table:table-cell office:value="11400.0" office:value-type="float" table:style-name="taxable_event_usd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01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01 11:18:00+00:00</text:p>
          </table:table-cell>
          <table:table-cell office:value-type="string" table:style-name="taxable_event_alt_default">
            <text:p>IN / EARN</text:p>
          </table:table-cell>
          <table:table-cell office:value="1.0" office:value-type="float" table:style-name="taxable_event_alt_percent"/>
          <table:table-cell office:value="24000.0" office:value-type="float" table:style-name="highlighted_usd"/>
          <table:table-cell office:value="12000.0" office:value-type="float" table:style-name="taxable_event_alt_usd"/>
          <table:table-cell office:value-type="string" table:style-name="taxable_event_note_default">
            <text:p>1/1: 2.00000000 of 2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3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66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3</text:p>
          </table:table-cell>
          <table:table-cell office:value-type="string" table:style-name="from_lot_default">
            <text:p>2020-01-01 08:41:00+00:00</text:p>
          </table:table-cell>
          <table:table-cell office:value="0.02" office:value-type="float" table:style-name="from_lot_percent"/>
          <table:table-cell office:value="222.0" office:value-type="float" table:style-name="from_lot_usd"/>
          <table:table-cell office:value="2.0" office:value-type="float" table:style-name="from_lot_usd"/>
          <table:table-cell office:value="222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412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INTRA / MOVE</text:p>
          </table:table-cell>
          <table:table-cell office:value="1.0" office:value-type="float" table:style-name="taxable_event_border_percent"/>
          <table:table-cell office:value="856.0" office:value-type="float" table:style-name="highlighted_border_usd"/>
          <table:table-cell office:value="21400.0" office:value-type="float" table:style-name="taxable_event_border_usd"/>
          <table:table-cell office:value-type="string" table:style-name="taxable_event_note_border_default">
            <text:p>1/1: 0.04000000 of 0.04000000 B3</text:p>
          </table:table-cell>
          <table:table-cell office:value-type="string" table:style-name="from_lot_border_default">
            <text:p>2020-01-01 08:41:00+00:00</text:p>
          </table:table-cell>
          <table:table-cell office:value="0.04" office:value-type="float" table:style-name="from_lot_border_percent"/>
          <table:table-cell office:value="444.0" office:value-type="float" table:style-name="from_lot_border_usd"/>
          <table:table-cell office:value="4.0" office:value-type="float" table:style-name="from_lot_border_usd"/>
          <table:table-cell office:value="444.0" office:value-type="float" table:style-name="highlighted_border_usd"/>
          <table:table-cell office:value="11000.0" office:value-type="float" table:style-name="from_lot_border_usd"/>
          <table:table-cell office:value-type="string" table:style-name="from_lot_note_border_default">
            <text:p>3/3: 0.04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usd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usd"/>
          <table:table-cell office:value="11000.0" office:value-type="float" table:style-name="transparent_usd"/>
          <table:table-cell office:value="111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2000.0" office:value-type="float" table:style-name="taxable_event_usd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usd"/>
          <table:table-cell office:value="24000.0" office:value-type="float" table:style-name="taxable_event_usd"/>
          <table:table-cell office:value="24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EARN</text:p>
          </table:table-cell>
          <table:table-cell office:value="13000.0" office:value-type="float" table:style-name="taxable_event_usd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usd"/>
          <table:table-cell office:value="39000.0" office:value-type="float" table:style-name="taxable_event_usd"/>
          <table:table-cell office:value="3900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1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usd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usd"/>
          <table:table-cell office:value="56000.0" office:value-type="float" table:style-name="transparent_usd"/>
          <table:table-cell office:value="564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table:style-name="from_lot_percent" office:value="0.414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usd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usd"/>
          <table:table-cell office:value="75000.0" office:value-type="float" table:style-name="transparent_usd"/>
          <table:table-cell office:value="7550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usd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usd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usd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usd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usd"/>
          <table:table-cell office:value="0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usd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usd"/>
          <table:table-cell office:value="202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usd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usd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usd"/>
          <table:table-cell office:value-type="string" table:style-name="transparent_usd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usd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usd"/>
          <table:table-cell office:value-type="string" table:style-name="taxable_event_usd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usd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usd"/>
          <table:table-cell office:value-type="string" table:style-name="taxable_event_border_usd">
            <text:p>YES</text:p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251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602.0" office:value-type="float" table:style-name="taxable_event_usd"/>
          <table:table-cell office:value="3035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usd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usd"/>
          <table:table-cell office:value="604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usd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usd"/>
          <table:table-cell office:value="13509.0" office:value-type="float" table:style-name="from_lot_border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usd"/>
          <table:table-cell office:value="413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usd"/>
          <table:table-cell office:value="63441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EARN</text:p>
          </table:table-cell>
          <table:table-cell office:value="5.0" office:value-type="float" table:style-name="transparent_crypto"/>
          <table:table-cell office:value="63000.0" office:value-type="float" table:style-name="taxable_event_usd"/>
          <table:table-cell office:value="0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usd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usd"/>
          <table:table-cell office:value="53439.0" office:value-type="float" table:style-name="from_lo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usd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240.0" office:value-type="float" table:style-name="highlighted_usd"/>
          <table:table-cell office:value="11200.0" office:value-type="float" table:style-name="taxable_event_usd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default">
            <text:p>2020-01-01 08:41:00+00:00</text:p>
          </table:table-cell>
          <table:table-cell office:value="0.2" office:value-type="float" table:style-name="from_lot_percent"/>
          <table:table-cell office:value="2220.0" office:value-type="float" table:style-name="from_lot_usd"/>
          <table:table-cell office:value="20.0" office:value-type="float" table:style-name="from_lot_usd"/>
          <table:table-cell office:value="2220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1/3: 0.20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usd"/>
          <table:table-cell office:value="11400.0" office:value-type="float" table:style-name="taxable_event_alt_usd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20-01-01 08:41:00+00:00</text:p>
          </table:table-cell>
          <table:table-cell office:value="0.01" office:value-type="float" table:style-name="from_lot_percent"/>
          <table:table-cell office:value="111.0" office:value-type="float" table:style-name="from_lot_usd"/>
          <table:table-cell office:value="1.0" office:value-type="float" table:style-name="from_lot_usd"/>
          <table:table-cell office:value="111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2/3: 0.01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24000.0" office:value-type="float" table:style-name="highlighted_usd"/>
          <table:table-cell office:value="12000.0" office:value-type="float" table:style-name="taxable_event_usd"/>
          <table:table-cell office:value-type="string" table:style-name="taxable_event_note_default">
            <text:p>1/1: 2.00000000 of 2.00000000 B4</text:p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 office:value-type="string" table:style-name="from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79" office:value-type="float" table:style-name="taxable_event_alt_percent"/>
          <table:table-cell office:value="9638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1/2: 0.79000000 of 1.00000000 B4</text:p>
          </table:table-cell>
          <table:table-cell office:value-type="string" table:style-name="from_lot_default">
            <text:p>2020-01-01 08:41:00+00:00</text:p>
          </table:table-cell>
          <table:table-cell office:value="0.79" office:value-type="float" table:style-name="from_lot_percent"/>
          <table:table-cell office:value="8769.0" office:value-type="float" table:style-name="from_lot_usd"/>
          <table:table-cell office:value="79.0" office:value-type="float" table:style-name="from_lot_usd"/>
          <table:table-cell office:value="8769.0" office:value-type="float" table:style-name="highlighted_usd"/>
          <table:table-cell office:value="11000.0" office:value-type="float" table:style-name="from_lot_usd"/>
          <table:table-cell office:value-type="string" table:style-name="from_lot_note_default">
            <text:p>3/3: 0.79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0.21" office:value-type="float" table:style-name="taxable_event_alt_percent"/>
          <table:table-cell office:value="2562.0" office:value-type="float" table:style-name="highlighted_usd"/>
          <table:table-cell office:value="12200.0" office:value-type="float" table:style-name="taxable_event_alt_usd"/>
          <table:table-cell office:value-type="string" table:style-name="taxable_event_note_default">
            <text:p>2/2: 0.21000000 of 1.00000000 B4</text:p>
          </table:table-cell>
          <table:table-cell office:value-type="string" table:style-name="from_lot_alt_default">
            <text:p>2020-02-01 11:18:00+00:00</text:p>
          </table:table-cell>
          <table:table-cell office:value="0.105" office:value-type="float" table:style-name="from_lot_alt_percent"/>
          <table:table-cell office:value="2520.0" office:value-type="float" table:style-name="from_lot_alt_usd"/>
          <table:table-cell office:value="0.0" office:value-type="float" table:style-name="from_lot_alt_usd"/>
          <table:table-cell office:value="252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1/2: 0.2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IN / EARN</text:p>
          </table:table-cell>
          <table:table-cell office:value="1.0" office:value-type="float" table:style-name="taxable_event_percent"/>
          <table:table-cell office:value="39000.0" office:value-type="float" table:style-name="highlighted_usd"/>
          <table:table-cell office:value="13000.0" office:value-type="float" table:style-name="taxable_event_usd"/>
          <table:table-cell office:value-type="string" table:style-name="taxable_event_note_default">
            <text:p>1/1: 3.00000000 of 3.00000000 B4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358" office:value-type="float" table:style-name="taxable_event_alt_percent"/>
          <table:table-cell office:value="25418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1/3: 1.79000000 of 5.00000000 B4</text:p>
          </table:table-cell>
          <table:table-cell office:value-type="string" table:style-name="from_lot_alt_default">
            <text:p>2020-02-01 11:18:00+00:00</text:p>
          </table:table-cell>
          <table:table-cell office:value="0.895" office:value-type="float" table:style-name="from_lot_alt_percent"/>
          <table:table-cell office:value="21480.0" office:value-type="float" table:style-name="from_lot_alt_usd"/>
          <table:table-cell office:value="0.0" office:value-type="float" table:style-name="from_lot_alt_usd"/>
          <table:table-cell office:value="21480.0" office:value-type="float" table:style-name="highlighted_usd"/>
          <table:table-cell office:value="12000.0" office:value-type="float" table:style-name="from_lot_alt_usd"/>
          <table:table-cell office:value-type="string" table:style-name="from_lot_note_default">
            <text:p>2/2: 1.79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6" office:value-type="float" table:style-name="taxable_event_alt_percent"/>
          <table:table-cell office:value="42600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2/3: 3.00000000 of 5.00000000 B4</text:p>
          </table:table-cell>
          <table:table-cell office:value-type="string" table:style-name="from_lot_default">
            <text:p>2020-03-01 09:45:00+00:00</text:p>
          </table:table-cell>
          <table:table-cell office:value="1.0" office:value-type="float" table:style-name="from_lot_percent"/>
          <table:table-cell office:value="39000.0" office:value-type="float" table:style-name="from_lot_usd"/>
          <table:table-cell office:value="0.0" office:value-type="float" table:style-name="from_lot_usd"/>
          <table:table-cell office:value="39000.0" office:value-type="float" table:style-name="highlighted_usd"/>
          <table:table-cell office:value="13000.0" office:value-type="float" table:style-name="from_lot_usd"/>
          <table:table-cell office:value-type="string" table:style-name="from_lot_note_default">
            <text:p>1/1: 3.00000000 of 3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042" office:value-type="float" table:style-name="taxable_event_alt_percent"/>
          <table:table-cell office:value="2982.0" office:value-type="float" table:style-name="highlighted_usd"/>
          <table:table-cell office:value="14200.0" office:value-type="float" table:style-name="taxable_event_alt_usd"/>
          <table:table-cell office:value-type="string" table:style-name="taxable_event_note_default">
            <text:p>3/3: 0.21000000 of 5.00000000 B4</text:p>
          </table:table-cell>
          <table:table-cell office:value-type="string" table:style-name="from_lot_alt_default">
            <text:p>2020-04-01 09:45:00+00:00</text:p>
          </table:table-cell>
          <table:table-cell office:value="0.0525" office:value-type="float" table:style-name="from_lot_alt_percent"/>
          <table:table-cell office:value="2961.0" office:value-type="float" table:style-name="from_lot_alt_usd"/>
          <table:table-cell office:value="21.0" office:value-type="float" table:style-name="from_lot_alt_usd"/>
          <table:table-cell office:value="2961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1/2: 0.21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54197.0" office:value-type="float" table:style-name="highlighted_usd"/>
          <table:table-cell office:value="14300.0" office:value-type="float" table:style-name="taxable_event_usd"/>
          <table:table-cell office:value-type="string" table:style-name="taxable_event_note_default">
            <text:p>1/1: 3.79000000 of 3.79000000 B4</text:p>
          </table:table-cell>
          <table:table-cell office:value-type="string" table:style-name="from_lot_alt_default">
            <text:p>2020-04-01 09:45:00+00:00</text:p>
          </table:table-cell>
          <table:table-cell office:value="0.9475" office:value-type="float" table:style-name="from_lot_alt_percent"/>
          <table:table-cell office:value="53439.0" office:value-type="float" table:style-name="from_lot_alt_usd"/>
          <table:table-cell office:value="379.0" office:value-type="float" table:style-name="from_lot_alt_usd"/>
          <table:table-cell office:value="53439.0" office:value-type="float" table:style-name="highlighted_usd"/>
          <table:table-cell office:value="14000.0" office:value-type="float" table:style-name="from_lot_alt_usd"/>
          <table:table-cell office:value-type="string" table:style-name="from_lot_note_default">
            <text:p>2/2: 3.79000000 of 4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usd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usd"/>
          <table:table-cell office:value="14400.0" office:value-type="float" table:style-name="taxable_event_alt_usd"/>
          <table:table-cell office:value-type="string" table:style-name="taxable_event_note_default">
            <text:p>1/1: 0.02000000 of 0.02000000 B4</text:p>
          </table:table-cell>
          <table:table-cell office:value-type="string" table:style-name="from_lot_default">
            <text:p>2020-05-01 14:03:00+00:00</text:p>
          </table:table-cell>
          <table:table-cell office:value="0.004" office:value-type="float" table:style-name="from_lot_percent"/>
          <table:table-cell office:value="302.0" office:value-type="float" table:style-name="from_lot_usd"/>
          <table:table-cell office:value="2.0" office:value-type="float" table:style-name="from_lot_usd"/>
          <table:table-cell office:value="302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1/3: 0.02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251.0" office:value-type="float" table:style-name="transparent_border_usd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1.0" office:value-type="float" table:style-name="taxable_event_border_percent"/>
          <table:table-cell office:value="40602.0" office:value-type="float" table:style-name="highlighted_border_usd"/>
          <table:table-cell office:value="20200.0" office:value-type="float" table:style-name="taxable_event_border_usd"/>
          <table:table-cell office:value-type="string" table:style-name="taxable_event_note_border_default">
            <text:p>1/1: 2.01000000 of 2.01000000 B4</text:p>
          </table:table-cell>
          <table:table-cell office:value-type="string" table:style-name="from_lot_border_default">
            <text:p>2020-05-01 14:03:00+00:00</text:p>
          </table:table-cell>
          <table:table-cell office:value="0.402" office:value-type="float" table:style-name="from_lot_border_percent"/>
          <table:table-cell office:value="30351.0" office:value-type="float" table:style-name="from_lot_border_usd"/>
          <table:table-cell office:value="201.0" office:value-type="float" table:style-name="from_lot_border_usd"/>
          <table:table-cell office:value="30351.0" office:value-type="float" table:style-name="highlighted_border_usd"/>
          <table:table-cell office:value="15000.0" office:value-type="float" table:style-name="from_lot_border_usd"/>
          <table:table-cell office:value-type="string" table:style-name="from_lot_note_border_default">
            <text:p>2/3: 2.01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usd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usd"/>
          <table:table-cell office:value="21400.0" office:value-type="float" table:style-name="taxable_event_alt_usd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20-05-01 14:03:00+00:00</text:p>
          </table:table-cell>
          <table:table-cell office:value="0.008" office:value-type="float" table:style-name="from_lot_percent"/>
          <table:table-cell office:value="604.0" office:value-type="float" table:style-name="from_lot_usd"/>
          <table:table-cell office:value="4.0" office:value-type="float" table:style-name="from_lot_usd"/>
          <table:table-cell office:value="604.0" office:value-type="float" table:style-name="highlighted_usd"/>
          <table:table-cell office:value="15000.0" office:value-type="float" table:style-name="from_lot_usd"/>
          <table:table-cell office:value-type="string" table:style-name="from_lot_note_default">
            <text:p>3/3: 0.04000000 of 5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18:08.1391550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8-16T15:52:52.892552</dc:date>
    <meta:editing-duration>P1DT3H44M9S</meta:editing-duration>
    <meta:editing-cycles>75</meta:editing-cycles>
    <meta:generator>http://pypi.python.org/pypi/ezodf/0.1.0$Python3.8.10 (default, Jun  2 2021, 10:49:15) 
[GCC 9.4.0]</meta:generator>
    <meta:document-statistic meta:table-count="4" meta:cell-count="319" meta:object-count="0"/>
  </office:meta>
</office:document-meta>
</file>